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8080" draw:textarea-horizontal-align="justify" draw:textarea-vertical-align="middle" draw:auto-grow-height="false" fo:min-height="14.482cm" fo:min-width="30.107cm"/>
    </style:style>
    <style:style style:name="gr2" style:family="graphic" style:parent-style-name="standard">
      <style:graphic-properties draw:fill-color="#009900" draw:textarea-horizontal-align="justify" draw:textarea-vertical-align="middle" draw:auto-grow-height="false" fo:min-height="0.11cm" fo:min-width="0cm"/>
    </style:style>
    <style:style style:name="gr3" style:family="graphic" style:parent-style-name="standard">
      <style:graphic-properties draw:stroke="solid" svg:stroke-width="0.053cm" svg:stroke-color="#ff99ff" draw:marker-start-width="0.279cm" draw:marker-end-width="0.279cm" draw:fill="none" draw:fill-color="#ffffff" draw:auto-grow-height="true" draw:auto-grow-width="false" fo:max-height="0cm" fo:min-height="0.712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ff99ff" draw:marker-start-width="0.279cm" draw:marker-end-width="0.279cm" draw:opacity="100%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3cm" svg:stroke-color="#ffff00" draw:marker-start-width="0.279cm" draw:marker-end-width="0.279cm" draw:fill="none" draw:fill-color="#ffffff" draw:auto-grow-height="true" draw:auto-grow-width="false" fo:max-height="0cm" fo:min-height="0.992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ffff00" draw:marker-start-width="0.279cm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53cm" svg:stroke-color="#cc9900" draw:marker-start-width="0.279cm" draw:marker-end-width="0.279cm" draw:fill="none" draw:fill-color="#ffffff" draw:auto-grow-height="true" draw:auto-grow-width="false" fo:max-height="0cm" fo:min-height="1.423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cc9900" draw:marker-start-width="0.279cm" draw:marker-end-width="0.279cm" draw:fill-color="#ffd320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cc9900" draw:marker-start-width="0.279cm" draw:marker-end-width="0.279cm" draw:fill-color="#ff950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solid" svg:stroke-width="0.053cm" svg:stroke-color="#ff6600" draw:marker-start-width="0.279cm" draw:marker-end-width="0.279cm" draw:fill="none" draw:fill-color="#ffffff" draw:auto-grow-height="true" draw:auto-grow-width="false" fo:max-height="0cm" fo:min-height="1.423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svg:stroke-color="#ff6600" draw:marker-start-width="0.279cm" draw:marker-end-width="0.279cm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solid" svg:stroke-width="0.053cm" svg:stroke-color="#ff00cc" draw:marker-start-width="0.279cm" draw:marker-end-width="0.279cm" draw:fill="none" draw:fill-color="#ffffff" draw:auto-grow-height="true" draw:auto-grow-width="false" fo:max-height="0cm" fo:min-height="0.992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svg:stroke-color="#ff00cc" draw:marker-start-width="0.279cm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solid" svg:stroke-width="0.053cm" svg:stroke-color="#66ffff" draw:marker-start-width="0.279cm" draw:marker-end-width="0.279cm" draw:fill="none" draw:fill-color="#ffffff" draw:auto-grow-height="true" draw:auto-grow-width="false" fo:max-height="0cm" fo:min-height="0.712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standard">
      <style:graphic-properties svg:stroke-width="0.053cm" svg:stroke-color="#66ffff" draw:marker-start-width="0.279cm" draw:marker-end-width="0.279cm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solid" svg:stroke-width="0.053cm" svg:stroke-color="#33ff99" draw:marker-start-width="0.279cm" draw:marker-end-width="0.279cm" draw:fill="none" draw:fill-color="#ffffff" draw:auto-grow-height="true" draw:auto-grow-width="false" fo:max-height="0cm" fo:min-height="0.712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svg:stroke-color="#33ff99" draw:marker-start-width="0.279cm" draw:marker-end-width="0.279cm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solid" svg:stroke-width="0.053cm" svg:stroke-color="#ffd320" draw:marker-start-width="0.279cm" draw:marker-end-width="0.279cm" draw:fill="none" draw:fill-color="#ffffff" draw:auto-grow-height="true" draw:auto-grow-width="false" fo:max-height="0cm" fo:min-height="1.423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svg:stroke-width="0.053cm" svg:stroke-color="#ffd320" draw:marker-start-width="0.279cm" draw:marker-end-width="0.279cm" draw:fill-color="#ffff00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svg:stroke-width="0.102cm" svg:stroke-color="#009900" draw:marker-start-width="0.356cm" draw:marker-end-width="0.356cm" draw:fill="none" draw:textarea-vertical-align="middle" draw:auto-grow-height="false" fo:min-height="0.973cm" fo:min-width="0cm" fo:padding-top="0.176cm" fo:padding-bottom="0.176cm" fo:padding-left="0.301cm" fo:padding-right="0.301cm"/>
    </style:style>
    <style:style style:name="gr22" style:family="graphic" style:parent-style-name="standard">
      <style:graphic-properties svg:stroke-width="0.102cm" svg:stroke-color="#000000" draw:marker-start-width="0.356cm" draw:marker-end-width="0.356cm" draw:fill="none" draw:textarea-vertical-align="middle" draw:auto-grow-height="false" fo:min-height="10.242cm" fo:min-width="0cm" fo:padding-top="0.176cm" fo:padding-bottom="0.176cm" fo:padding-left="0.301cm" fo:padding-right="0.301cm"/>
    </style:style>
    <style:style style:name="gr23" style:family="graphic" style:parent-style-name="standard">
      <style:graphic-properties draw:stroke="solid" svg:stroke-width="0.102cm" svg:stroke-color="#009900" draw:marker-start-width="0.356cm" draw:marker-end-width="0.356cm" draw:fill="none" draw:fill-color="#ffffff" draw:auto-grow-height="true" draw:auto-grow-width="false" fo:max-height="0cm" fo:min-height="0.74cm" fo:padding-top="0.175cm" fo:padding-bottom="0.175cm" fo:padding-left="0.3cm" fo:padding-right="0.3cm"/>
      <style:paragraph-properties style:writing-mode="lr-tb"/>
    </style:style>
    <style:style style:name="gr24" style:family="graphic" style:parent-style-name="standard">
      <style:graphic-properties draw:stroke="solid" svg:stroke-width="0.102cm" svg:stroke-color="#000000" draw:marker-start-width="0.356cm" draw:marker-end-width="0.356cm" draw:fill="none" draw:fill-color="#ffffff" draw:auto-grow-height="true" draw:auto-grow-width="false" fo:max-height="0cm" fo:min-height="0.74cm" fo:padding-top="0.175cm" fo:padding-bottom="0.175cm" fo:padding-left="0.3cm" fo:padding-right="0.3cm"/>
      <style:paragraph-properties style:writing-mode="lr-tb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-color="#0099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99ff" loext:opacity="100%" fo:font-size="18pt"/>
    </style:style>
    <style:style style:name="P5" style:family="paragraph">
      <loext:graphic-properties draw:opacity="100%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ffff00" loext:opacity="100%" fo:font-size="18pt"/>
    </style:style>
    <style:style style:name="P7" style:family="paragraph">
      <loext:graphic-properties draw:fill="none" draw:fill-color="#ffffff"/>
      <style:paragraph-properties style:writing-mode="lr-tb"/>
      <style:text-properties fo:color="#cc9900" loext:opacity="100%" fo:font-size="18pt"/>
    </style:style>
    <style:style style:name="P8" style:family="paragraph">
      <loext:graphic-properties draw:fill-color="#ffd320"/>
      <style:paragraph-properties fo:text-align="center"/>
    </style:style>
    <style:style style:name="P9" style:family="paragraph">
      <loext:graphic-properties draw:fill-color="#ff950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ff6600" loext:opacity="100%" fo:font-size="18pt"/>
    </style:style>
    <style:style style:name="P11" style:family="paragraph">
      <loext:graphic-properties draw:fill="none" draw:fill-color="#ffffff"/>
      <style:paragraph-properties style:writing-mode="lr-tb"/>
      <style:text-properties fo:color="#ff00cc" loext:opacity="100%" fo:font-size="18pt"/>
    </style:style>
    <style:style style:name="P12" style:family="paragraph">
      <loext:graphic-properties draw:fill="none" draw:fill-color="#ffffff"/>
      <style:paragraph-properties style:writing-mode="lr-tb"/>
      <style:text-properties fo:color="#66ffff" loext:opacity="100%" fo:font-size="18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color="#66ffff" loext:opacity="100%"/>
    </style:style>
    <style:style style:name="P15" style:family="paragraph">
      <loext:graphic-properties draw:fill="none" draw:fill-color="#ffffff"/>
      <style:paragraph-properties style:writing-mode="lr-tb"/>
      <style:text-properties fo:color="#33ff99" loext:opacity="100%" fo:font-size="18pt"/>
    </style:style>
    <style:style style:name="P16" style:family="paragraph">
      <loext:graphic-properties draw:fill="none" draw:fill-color="#ffffff"/>
      <style:paragraph-properties style:writing-mode="lr-tb"/>
      <style:text-properties fo:color="#ffcc00" loext:opacity="100%" fo:font-size="18pt"/>
    </style:style>
    <style:style style:name="P17" style:family="paragraph">
      <loext:graphic-properties draw:fill-color="#ffff00"/>
      <style:paragraph-properties fo:text-align="center" style:writing-mode="lr-tb"/>
      <style:text-properties fo:background-color="#ffd320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text-properties fo:color="#009900" loext:opacity="100%"/>
    </style:style>
    <style:style style:name="P20" style:family="paragraph">
      <loext:graphic-properties draw:fill="none" draw:fill-color="#ffffff"/>
      <style:paragraph-properties style:writing-mode="lr-tb"/>
      <style:text-properties fo:color="#009900" loext:opacity="100%" fo:font-size="18pt"/>
    </style:style>
    <style:style style:name="P21" style:family="paragraph">
      <style:text-properties fo:color="#000000" loext:opacity="100%"/>
    </style:style>
    <style:style style:name="P22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T1" style:family="text">
      <style:text-properties fo:color="#ff99ff" loext:opacity="100%" fo:font-size="18pt"/>
    </style:style>
    <style:style style:name="T2" style:family="text">
      <style:text-properties fo:color="#ffff00" loext:opacity="100%" fo:font-size="18pt"/>
    </style:style>
    <style:style style:name="T3" style:family="text">
      <style:text-properties fo:color="#cc9900" loext:opacity="100%" fo:font-size="18pt"/>
    </style:style>
    <style:style style:name="T4" style:family="text">
      <style:text-properties fo:color="#ff6600" loext:opacity="100%" fo:font-size="18pt"/>
    </style:style>
    <style:style style:name="T5" style:family="text">
      <style:text-properties fo:color="#ff00cc" loext:opacity="100%" fo:font-size="18pt"/>
    </style:style>
    <style:style style:name="T6" style:family="text">
      <style:text-properties fo:color="#66ffff" loext:opacity="100%" fo:font-size="18pt"/>
    </style:style>
    <style:style style:name="T7" style:family="text">
      <style:text-properties fo:color="#66ffff" loext:opacity="100%"/>
    </style:style>
    <style:style style:name="T8" style:family="text">
      <style:text-properties fo:color="#33ff99" loext:opacity="100%" fo:font-size="18pt"/>
    </style:style>
    <style:style style:name="T9" style:family="text">
      <style:text-properties fo:color="#ffcc00" loext:opacity="100%" fo:font-size="18pt"/>
    </style:style>
    <style:style style:name="T10" style:family="text">
      <style:text-properties fo:color="#009900" loext:opacity="100%" fo:font-size="18pt"/>
    </style:style>
    <style:style style:name="T11" style:family="text">
      <style:text-properties fo:color="#000000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0.607cm" svg:height="14.732cm" svg:x="2.016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1" draw:id="id1" draw:layer="layout" svg:width="0.508cm" svg:height="0.508cm" svg:x="2.491cm" svg:y="1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" draw:id="id3" draw:layer="layout" svg:width="0.508cm" svg:height="0.508cm" svg:x="3.507cm" svg:y="1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" draw:id="id4" draw:layer="layout" svg:width="0.508cm" svg:height="0.508cm" svg:x="4.523cm" svg:y="1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" draw:id="id5" draw:layer="layout" svg:width="0.508cm" svg:height="0.508cm" svg:x="5.285cm" svg:y="1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6" draw:id="id6" draw:layer="layout" svg:width="0.508cm" svg:height="0.508cm" svg:x="6.301cm" svg:y="1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7" draw:id="id7" draw:layer="layout" svg:width="0.508cm" svg:height="0.508cm" svg:x="12.073cm" svg:y="1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9" draw:id="id9" draw:layer="layout" svg:width="0.508cm" svg:height="0.508cm" svg:x="12.835cm" svg:y="1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0" draw:id="id10" draw:layer="layout" svg:width="0.508cm" svg:height="0.508cm" svg:x="13.597cm" svg:y="1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2" draw:id="id12" draw:layer="layout" svg:width="0.508cm" svg:height="0.508cm" svg:x="14.713cm" svg:y="1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xml:id="id2" draw:id="id2" draw:layer="layout" svg:width="2.706cm" svg:height="1.014cm" svg:x="3.087cm" svg:y="3.922cm">
            <draw:text-box>
              <text:p text:style-name="P3"><text:span text:style-name="T1">Dorm A</text:span></text:p>
            </draw:text-box>
          </draw:frame>
          <draw:connector draw:style-name="gr4" draw:text-style-name="P5" draw:layer="layout" draw:type="curve" svg:x1="2.745cm" svg:y1="2.206cm" svg:x2="4.44cm" svg:y2="3.922cm" draw:start-shape="id1" draw:start-glue-point="8" draw:end-shape="id2" draw:end-glue-point="0" svg:d="M2745 2206c0 1269 1695 411 1695 1716" svg:viewBox="0 0 1696 1717">
            <text:p/>
          </draw:connector>
          <draw:connector draw:style-name="gr4" draw:text-style-name="P5" draw:layer="layout" draw:type="curve" draw:line-skew="-0.509cm" svg:x1="3.761cm" svg:y1="2.206cm" svg:x2="4.44cm" svg:y2="3.922cm" draw:start-shape="id3" draw:start-glue-point="8" draw:end-shape="id2" draw:end-glue-point="0" svg:d="M3761 2206c0 505 679-352 679 1716" svg:viewBox="0 0 680 1717">
            <text:p/>
          </draw:connector>
          <draw:connector draw:style-name="gr4" draw:text-style-name="P5" draw:layer="layout" draw:type="curve" svg:x1="4.777cm" svg:y1="2.206cm" svg:x2="4.44cm" svg:y2="3.922cm" draw:start-shape="id4" draw:start-glue-point="8" draw:end-shape="id2" draw:end-glue-point="0" svg:d="M4777 2206c0 1269-337 411-337 1716" svg:viewBox="0 0 338 1717">
            <text:p/>
          </draw:connector>
          <draw:connector draw:style-name="gr4" draw:text-style-name="P5" draw:layer="layout" draw:type="curve" svg:x1="5.539cm" svg:y1="2.206cm" svg:x2="4.44cm" svg:y2="3.922cm" draw:start-shape="id5" draw:start-glue-point="8" draw:end-shape="id2" draw:end-glue-point="0" svg:d="M5539 2206c0 1269-1099 411-1099 1716" svg:viewBox="0 0 1100 1717">
            <text:p/>
          </draw:connector>
          <draw:connector draw:style-name="gr4" draw:text-style-name="P5" draw:layer="layout" draw:type="curve" svg:x1="6.555cm" svg:y1="2.206cm" svg:x2="4.44cm" svg:y2="3.922cm" draw:start-shape="id6" draw:start-glue-point="8" draw:end-shape="id2" draw:end-glue-point="0" svg:d="M6555 2206c0 1269-2115 411-2115 1716" svg:viewBox="0 0 2116 1717">
            <text:p/>
          </draw:connector>
          <draw:frame draw:style-name="gr5" draw:text-style-name="P6" xml:id="id8" draw:id="id8" draw:layer="layout" svg:width="2.818cm" svg:height="1.294cm" svg:x="12.127cm" svg:y="3.67cm">
            <draw:text-box>
              <text:p><text:span text:style-name="T2">Dorm B</text:span></text:p>
            </draw:text-box>
          </draw:frame>
          <draw:connector draw:style-name="gr6" draw:text-style-name="P3" draw:layer="layout" draw:type="curve" svg:x1="12.327cm" svg:y1="2.206cm" svg:x2="13.536cm" svg:y2="3.67cm" draw:start-shape="id7" draw:start-glue-point="8" draw:end-shape="id8" draw:end-glue-point="0" svg:d="M12327 2206c0 1080 1209 348 1209 1464" svg:viewBox="0 0 1210 1465">
            <text:p/>
          </draw:connector>
          <draw:connector draw:style-name="gr6" draw:text-style-name="P3" draw:layer="layout" draw:type="curve" svg:x1="13.089cm" svg:y1="2.206cm" svg:x2="13.536cm" svg:y2="3.67cm" draw:start-shape="id9" draw:start-glue-point="8" draw:end-shape="id8" draw:end-glue-point="0" svg:d="M13089 2206c0 1080 447 348 447 1464" svg:viewBox="0 0 448 1465">
            <text:p/>
          </draw:connector>
          <draw:connector draw:style-name="gr6" draw:text-style-name="P3" draw:layer="layout" draw:type="curve" svg:x1="13.851cm" svg:y1="2.206cm" svg:x2="13.536cm" svg:y2="3.67cm" draw:start-shape="id10" draw:start-glue-point="8" draw:end-shape="id8" draw:end-glue-point="0" svg:d="M13851 2206c0 1080-315 348-315 1464" svg:viewBox="0 0 316 1465">
            <text:p/>
          </draw:connector>
          <draw:connector draw:style-name="gr6" draw:text-style-name="P3" draw:layer="layout" draw:type="curve" svg:x1="14.967cm" svg:y1="2.206cm" svg:x2="13.536cm" svg:y2="3.67cm" draw:end-shape="id8" draw:end-glue-point="0" svg:d="M14967 2206c0 703-1431-28-1431 1464" svg:viewBox="0 0 1432 1465">
            <text:p/>
          </draw:connector>
          <draw:frame draw:style-name="gr7" draw:text-style-name="P7" xml:id="id11" draw:id="id11" draw:layer="layout" svg:width="3.602cm" svg:height="1.725cm" svg:x="7.271cm" svg:y="5.694cm">
            <draw:text-box>
              <text:p><text:span text:style-name="T3">Food Services</text:span></text:p>
            </draw:text-box>
          </draw:frame>
          <draw:connector draw:style-name="gr8" draw:text-style-name="P8" draw:layer="layout" draw:type="curve" svg:x1="6.555cm" svg:y1="2.206cm" svg:x2="9.072cm" svg:y2="5.694cm" draw:start-shape="id6" draw:start-glue-point="8" draw:end-shape="id11" draw:end-glue-point="0" svg:d="M6555 2206c0 2598 2517 854 2517 3488" svg:viewBox="0 0 2518 3489">
            <text:p/>
          </draw:connector>
          <draw:connector draw:style-name="gr9" draw:text-style-name="P9" draw:layer="layout" draw:type="curve" draw:line-skew="-0.47cm" svg:x1="14.967cm" svg:y1="2.206cm" svg:x2="9.072cm" svg:y2="5.694cm" draw:start-shape="id12" draw:start-glue-point="8" draw:end-shape="id11" draw:end-glue-point="0" svg:d="M14967 2206c0 1893-5895 149-5895 3488" svg:viewBox="0 0 5896 3489">
            <text:p/>
          </draw:connector>
          <draw:frame draw:style-name="gr10" draw:text-style-name="P10" xml:id="id13" draw:id="id13" draw:layer="layout" svg:width="4.438cm" svg:height="1.725cm" svg:x="6.689cm" svg:y="10.777cm">
            <draw:text-box>
              <text:p><text:span text:style-name="T4">All Residential</text:span></text:p>
            </draw:text-box>
          </draw:frame>
          <draw:connector draw:style-name="gr11" draw:text-style-name="P3" draw:layer="layout" draw:type="curve" svg:x1="4.44cm" svg:y1="4.936cm" svg:x2="8.908cm" svg:y2="10.777cm" draw:start-shape="id2" draw:start-glue-point="2" draw:end-shape="id13" draw:end-glue-point="0" svg:d="M4440 4936c0 4381 4468 1461 4468 5841" svg:viewBox="0 0 4469 5842">
            <text:p/>
          </draw:connector>
          <draw:connector draw:style-name="gr11" draw:text-style-name="P3" draw:layer="layout" draw:type="curve" svg:x1="13.536cm" svg:y1="4.964cm" svg:x2="8.908cm" svg:y2="10.777cm" draw:start-shape="id8" draw:start-glue-point="2" draw:end-shape="id13" draw:end-glue-point="0" svg:d="M13536 4964c0 4360-4628 1454-4628 5813" svg:viewBox="0 0 4629 5814">
            <text:p/>
          </draw:connector>
          <draw:connector draw:style-name="gr11" draw:text-style-name="P3" draw:layer="layout" draw:type="curve" svg:x1="9.072cm" svg:y1="7.419cm" svg:x2="8.908cm" svg:y2="10.777cm" draw:start-shape="id11" draw:start-glue-point="2" draw:end-shape="id13" draw:end-glue-point="0" svg:d="M9072 7419c0 2518-164 840-164 3358" svg:viewBox="0 0 165 3359">
            <text:p/>
          </draw:connector>
          <draw:custom-shape draw:style-name="gr2" draw:text-style-name="P2" xml:id="id14" draw:id="id14" draw:layer="layout" svg:width="0.508cm" svg:height="0.508cm" svg:x="19.147cm" svg:y="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6" draw:id="id16" draw:layer="layout" svg:width="0.508cm" svg:height="0.508cm" svg:x="19.909cm" svg:y="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7" draw:id="id17" draw:layer="layout" svg:width="0.508cm" svg:height="0.508cm" svg:x="20.671cm" svg:y="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8" draw:id="id18" draw:layer="layout" svg:width="0.508cm" svg:height="0.508cm" svg:x="21.687cm" svg:y="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1" xml:id="id15" draw:id="id15" draw:layer="layout" svg:width="2.74cm" svg:height="1.294cm" svg:x="19.201cm" svg:y="3.672cm">
            <draw:text-box>
              <text:p><text:span text:style-name="T5">Dorm C</text:span></text:p>
            </draw:text-box>
          </draw:frame>
          <draw:connector draw:style-name="gr13" draw:text-style-name="P3" draw:layer="layout" draw:type="curve" svg:x1="19.401cm" svg:y1="2.208cm" svg:x2="20.571cm" svg:y2="3.672cm" draw:start-shape="id14" draw:start-glue-point="8" draw:end-shape="id15" draw:end-glue-point="0" svg:d="M19401 2208c0 1080 1170 348 1170 1464" svg:viewBox="0 0 1171 1465">
            <text:p/>
          </draw:connector>
          <draw:connector draw:style-name="gr13" draw:text-style-name="P3" draw:layer="layout" draw:type="curve" svg:x1="20.163cm" svg:y1="2.208cm" svg:x2="20.571cm" svg:y2="3.672cm" draw:start-shape="id16" draw:start-glue-point="8" draw:end-shape="id15" draw:end-glue-point="0" svg:d="M20163 2208c0 1080 408 348 408 1464" svg:viewBox="0 0 409 1465">
            <text:p/>
          </draw:connector>
          <draw:connector draw:style-name="gr13" draw:text-style-name="P3" draw:layer="layout" draw:type="curve" svg:x1="20.925cm" svg:y1="2.208cm" svg:x2="20.571cm" svg:y2="3.672cm" draw:start-shape="id17" draw:start-glue-point="8" draw:end-shape="id15" draw:end-glue-point="0" svg:d="M20925 2208c0 1080-354 348-354 1464" svg:viewBox="0 0 355 1465">
            <text:p/>
          </draw:connector>
          <draw:connector draw:style-name="gr13" draw:text-style-name="P3" draw:layer="layout" draw:type="curve" svg:x1="21.941cm" svg:y1="2.208cm" svg:x2="20.571cm" svg:y2="3.672cm" draw:start-shape="id18" draw:start-glue-point="8" draw:end-shape="id15" draw:end-glue-point="0" svg:d="M21941 2208c0 1080-1370 348-1370 1464" svg:viewBox="0 0 1371 1465">
            <text:p/>
          </draw:connector>
          <draw:connector draw:style-name="gr11" draw:text-style-name="P3" draw:layer="layout" draw:type="curve" svg:x1="20.571cm" svg:y1="4.966cm" svg:x2="8.908cm" svg:y2="10.777cm" draw:start-shape="id15" draw:start-glue-point="2" draw:end-shape="id13" draw:end-glue-point="0" svg:d="M20571 4966c0 4359-11663 1454-11663 5811" svg:viewBox="0 0 11664 5812">
            <text:p/>
          </draw:connector>
          <draw:frame draw:style-name="gr14" draw:text-style-name="P12" xml:id="id19" draw:id="id19" draw:layer="layout" svg:width="4.438cm" svg:height="1.014cm" svg:x="22.945cm" svg:y="8.806cm">
            <draw:text-box>
              <text:p><text:span text:style-name="T6">All Academic</text:span></text:p>
            </draw:text-box>
          </draw:frame>
          <draw:custom-shape draw:style-name="gr2" draw:text-style-name="P2" draw:layer="layout" svg:width="0.508cm" svg:height="0.508cm" svg:x="23.573cm" svg:y="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24.335cm" svg:y="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26.621cm" svg:y="1.7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3" draw:layer="layout" svg:width="1.27cm" svg:height="0.962cm" svg:x="25.151cm" svg:y="1.3cm">
            <draw:text-box>
              <text:p>...</text:p>
            </draw:text-box>
          </draw:frame>
          <draw:connector draw:style-name="gr16" draw:text-style-name="P3" draw:layer="layout" draw:type="curve" svg:x1="23.142cm" svg:y1="6.239cm" svg:x2="25.164cm" svg:y2="8.806cm" draw:end-shape="id19" draw:end-glue-point="0" svg:d="M23142 6239c0 1530 2022 247 2022 2567" svg:viewBox="0 0 2023 2568">
            <text:p/>
          </draw:connector>
          <draw:connector draw:style-name="gr16" draw:text-style-name="P3" draw:layer="layout" draw:type="curve" svg:x1="24.416cm" svg:y1="6.13cm" svg:x2="25.164cm" svg:y2="8.806cm" draw:end-shape="id19" draw:end-glue-point="0" svg:d="M24416 6130c0 1612 748 275 748 2676" svg:viewBox="0 0 749 2677">
            <text:p/>
          </draw:connector>
          <draw:connector draw:style-name="gr16" draw:text-style-name="P3" draw:layer="layout" draw:type="curve" svg:x1="27.991cm" svg:y1="6.256cm" svg:x2="25.164cm" svg:y2="8.806cm" draw:end-shape="id19" draw:end-glue-point="0" svg:d="M27991 6256c0 1518-2827 243-2827 2550" svg:viewBox="0 0 2828 2551">
            <text:p/>
          </draw:connector>
          <draw:frame draw:style-name="gr15" draw:text-style-name="P14" draw:layer="layout" svg:width="1.27cm" svg:height="0.962cm" svg:x="25.351cm" svg:y="4.748cm">
            <draw:text-box>
              <text:p><text:span text:style-name="T7">...</text:span></text:p>
            </draw:text-box>
          </draw:frame>
          <draw:frame draw:style-name="gr17" draw:text-style-name="P15" xml:id="id20" draw:id="id20" draw:layer="layout" svg:width="3.81cm" svg:height="1.014cm" svg:x="13.921cm" svg:y="13.444cm">
            <draw:text-box>
              <text:p><text:span text:style-name="T8">All Campus</text:span></text:p>
            </draw:text-box>
          </draw:frame>
          <draw:connector draw:style-name="gr18" draw:text-style-name="P3" draw:layer="layout" draw:type="curve" svg:x1="25.164cm" svg:y1="9.82cm" svg:x2="15.826cm" svg:y2="13.444cm" draw:start-shape="id19" draw:start-glue-point="2" draw:end-shape="id20" draw:end-glue-point="0" svg:d="M25164 9820c0 2718-9338 906-9338 3624" svg:viewBox="0 0 9339 3625">
            <text:p/>
          </draw:connector>
          <draw:connector draw:style-name="gr18" draw:text-style-name="P3" draw:layer="layout" draw:type="curve" svg:x1="8.908cm" svg:y1="12.502cm" svg:x2="15.826cm" svg:y2="13.444cm" draw:start-shape="id13" draw:start-glue-point="2" draw:end-shape="id20" draw:end-glue-point="0" svg:d="M8908 12502c0 790 3616 527 3616 471s3302-319 3302 471" svg:viewBox="0 0 6919 943">
            <text:p/>
          </draw:connector>
          <draw:frame draw:style-name="gr19" draw:text-style-name="P16" xml:id="id22" draw:id="id22" draw:layer="layout" svg:width="2.818cm" svg:height="1.725cm" svg:x="15.675cm" svg:y="3.44cm">
            <draw:text-box>
              <text:p><text:span text:style-name="T9">Dining Hall</text:span></text:p>
            </draw:text-box>
          </draw:frame>
          <draw:custom-shape draw:style-name="gr2" draw:text-style-name="P2" xml:id="id21" draw:id="id21" draw:layer="layout" svg:width="0.508cm" svg:height="0.508cm" svg:x="16.715cm" svg:y="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0" draw:text-style-name="P17" draw:layer="layout" draw:type="curve" svg:x1="16.969cm" svg:y1="2.208cm" svg:x2="17.084cm" svg:y2="3.44cm" draw:start-shape="id21" draw:start-glue-point="8" draw:end-shape="id22" draw:end-glue-point="0" svg:d="M16969 2208c0 906 115 290 115 1232" svg:viewBox="0 0 116 1233">
            <text:p/>
          </draw:connector>
          <draw:connector draw:style-name="gr8" draw:text-style-name="P8" draw:layer="layout" draw:type="curve" draw:line-skew="0cm 0cm -0.126cm" svg:x1="17.084cm" svg:y1="5.165cm" svg:x2="9.072cm" svg:y2="5.694cm" draw:start-shape="id22" draw:start-glue-point="2" draw:end-shape="id11" draw:end-glue-point="0" svg:d="M17084 5165c0 790-3810 528-3810 202 0-325-4202-652-4202 327" svg:viewBox="0 0 8013 654">
            <text:p/>
          </draw:connector>
          <draw:custom-shape draw:style-name="gr2" draw:text-style-name="P2" xml:id="id23" draw:id="id23" draw:layer="layout" svg:width="0.508cm" svg:height="0.508cm" svg:x="2.491cm" svg:y="1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5" draw:id="id25" draw:layer="layout" svg:width="0.508cm" svg:height="0.508cm" svg:x="3.507cm" svg:y="1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6" draw:id="id26" draw:layer="layout" svg:width="0.508cm" svg:height="0.508cm" svg:x="4.523cm" svg:y="1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7" draw:id="id27" draw:layer="layout" svg:width="0.508cm" svg:height="0.508cm" svg:x="5.285cm" svg:y="1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8" draw:id="id28" draw:layer="layout" svg:width="0.508cm" svg:height="0.508cm" svg:x="6.301cm" svg:y="1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9" draw:id="id29" draw:layer="layout" svg:width="0.508cm" svg:height="0.508cm" svg:x="12.073cm" svg:y="1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1" draw:id="id31" draw:layer="layout" svg:width="0.508cm" svg:height="0.508cm" svg:x="12.835cm" svg:y="1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2" draw:id="id32" draw:layer="layout" svg:width="0.508cm" svg:height="0.508cm" svg:x="13.597cm" svg:y="1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4" draw:id="id34" draw:layer="layout" svg:width="0.508cm" svg:height="0.508cm" svg:x="14.713cm" svg:y="1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xml:id="id24" draw:id="id24" draw:layer="layout" svg:width="2.706cm" svg:height="1.014cm" svg:x="3.087cm" svg:y="3.922cm">
            <draw:text-box>
              <text:p text:style-name="P3"><text:span text:style-name="T1">Dorm A</text:span></text:p>
            </draw:text-box>
          </draw:frame>
          <draw:connector draw:style-name="gr4" draw:text-style-name="P5" draw:layer="layout" draw:type="curve" svg:x1="2.745cm" svg:y1="2.206cm" svg:x2="4.44cm" svg:y2="3.922cm" draw:start-shape="id23" draw:start-glue-point="8" draw:end-shape="id24" draw:end-glue-point="0" svg:d="M2745 2206c0 1269 1695 411 1695 1716" svg:viewBox="0 0 1696 1717">
            <text:p/>
          </draw:connector>
          <draw:connector draw:style-name="gr4" draw:text-style-name="P5" draw:layer="layout" draw:type="curve" draw:line-skew="-0.509cm" svg:x1="3.761cm" svg:y1="2.206cm" svg:x2="4.44cm" svg:y2="3.922cm" draw:start-shape="id25" draw:start-glue-point="8" draw:end-shape="id24" draw:end-glue-point="0" svg:d="M3761 2206c0 505 679-352 679 1716" svg:viewBox="0 0 680 1717">
            <text:p/>
          </draw:connector>
          <draw:connector draw:style-name="gr4" draw:text-style-name="P5" draw:layer="layout" draw:type="curve" svg:x1="4.777cm" svg:y1="2.206cm" svg:x2="4.44cm" svg:y2="3.922cm" draw:start-shape="id26" draw:start-glue-point="8" draw:end-shape="id24" draw:end-glue-point="0" svg:d="M4777 2206c0 1269-337 411-337 1716" svg:viewBox="0 0 338 1717">
            <text:p/>
          </draw:connector>
          <draw:connector draw:style-name="gr4" draw:text-style-name="P5" draw:layer="layout" draw:type="curve" svg:x1="5.539cm" svg:y1="2.206cm" svg:x2="4.44cm" svg:y2="3.922cm" draw:start-shape="id27" draw:start-glue-point="8" draw:end-shape="id24" draw:end-glue-point="0" svg:d="M5539 2206c0 1269-1099 411-1099 1716" svg:viewBox="0 0 1100 1717">
            <text:p/>
          </draw:connector>
          <draw:connector draw:style-name="gr4" draw:text-style-name="P5" draw:layer="layout" draw:type="curve" svg:x1="6.555cm" svg:y1="2.206cm" svg:x2="4.44cm" svg:y2="3.922cm" draw:start-shape="id28" draw:start-glue-point="8" draw:end-shape="id24" draw:end-glue-point="0" svg:d="M6555 2206c0 1269-2115 411-2115 1716" svg:viewBox="0 0 2116 1717">
            <text:p/>
          </draw:connector>
          <draw:frame draw:style-name="gr5" draw:text-style-name="P6" xml:id="id30" draw:id="id30" draw:layer="layout" svg:width="2.818cm" svg:height="1.294cm" svg:x="12.127cm" svg:y="3.67cm">
            <draw:text-box>
              <text:p><text:span text:style-name="T2">Dorm B</text:span></text:p>
            </draw:text-box>
          </draw:frame>
          <draw:connector draw:style-name="gr6" draw:text-style-name="P3" draw:layer="layout" draw:type="curve" svg:x1="12.327cm" svg:y1="2.206cm" svg:x2="13.536cm" svg:y2="3.67cm" draw:start-shape="id29" draw:start-glue-point="8" draw:end-shape="id30" draw:end-glue-point="0" svg:d="M12327 2206c0 1080 1209 348 1209 1464" svg:viewBox="0 0 1210 1465">
            <text:p/>
          </draw:connector>
          <draw:connector draw:style-name="gr6" draw:text-style-name="P3" draw:layer="layout" draw:type="curve" svg:x1="13.089cm" svg:y1="2.206cm" svg:x2="13.536cm" svg:y2="3.67cm" draw:start-shape="id31" draw:start-glue-point="8" draw:end-shape="id30" draw:end-glue-point="0" svg:d="M13089 2206c0 1080 447 348 447 1464" svg:viewBox="0 0 448 1465">
            <text:p/>
          </draw:connector>
          <draw:connector draw:style-name="gr6" draw:text-style-name="P3" draw:layer="layout" draw:type="curve" svg:x1="13.851cm" svg:y1="2.206cm" svg:x2="13.536cm" svg:y2="3.67cm" draw:start-shape="id32" draw:start-glue-point="8" draw:end-shape="id30" draw:end-glue-point="0" svg:d="M13851 2206c0 1080-315 348-315 1464" svg:viewBox="0 0 316 1465">
            <text:p/>
          </draw:connector>
          <draw:connector draw:style-name="gr6" draw:text-style-name="P3" draw:layer="layout" draw:type="curve" svg:x1="14.967cm" svg:y1="2.206cm" svg:x2="13.536cm" svg:y2="3.67cm" draw:end-shape="id30" draw:end-glue-point="0" svg:d="M14967 2206c0 703-1431-28-1431 1464" svg:viewBox="0 0 1432 1465">
            <text:p/>
          </draw:connector>
          <draw:frame draw:style-name="gr7" draw:text-style-name="P7" xml:id="id33" draw:id="id33" draw:layer="layout" svg:width="3.602cm" svg:height="1.725cm" svg:x="7.271cm" svg:y="5.694cm">
            <draw:text-box>
              <text:p><text:span text:style-name="T3">Food Services</text:span></text:p>
            </draw:text-box>
          </draw:frame>
          <draw:connector draw:style-name="gr8" draw:text-style-name="P8" draw:layer="layout" draw:type="curve" svg:x1="6.555cm" svg:y1="2.206cm" svg:x2="9.072cm" svg:y2="5.694cm" draw:start-shape="id28" draw:start-glue-point="8" draw:end-shape="id33" draw:end-glue-point="0" svg:d="M6555 2206c0 2598 2517 854 2517 3488" svg:viewBox="0 0 2518 3489">
            <text:p/>
          </draw:connector>
          <draw:connector draw:style-name="gr9" draw:text-style-name="P9" draw:layer="layout" draw:type="curve" draw:line-skew="-0.47cm" svg:x1="14.967cm" svg:y1="2.206cm" svg:x2="9.072cm" svg:y2="5.694cm" draw:start-shape="id34" draw:start-glue-point="8" draw:end-shape="id33" draw:end-glue-point="0" svg:d="M14967 2206c0 1893-5895 149-5895 3488" svg:viewBox="0 0 5896 3489">
            <text:p/>
          </draw:connector>
          <draw:frame draw:style-name="gr10" draw:text-style-name="P10" xml:id="id35" draw:id="id35" draw:layer="layout" svg:width="4.438cm" svg:height="1.725cm" svg:x="6.689cm" svg:y="10.777cm">
            <draw:text-box>
              <text:p><text:span text:style-name="T4">All Residential</text:span></text:p>
            </draw:text-box>
          </draw:frame>
          <draw:connector draw:style-name="gr11" draw:text-style-name="P3" draw:layer="layout" draw:type="curve" svg:x1="4.44cm" svg:y1="4.936cm" svg:x2="8.908cm" svg:y2="10.777cm" draw:start-shape="id24" draw:start-glue-point="2" draw:end-shape="id35" draw:end-glue-point="0" svg:d="M4440 4936c0 4381 4468 1461 4468 5841" svg:viewBox="0 0 4469 5842">
            <text:p/>
          </draw:connector>
          <draw:connector draw:style-name="gr11" draw:text-style-name="P3" draw:layer="layout" draw:type="curve" svg:x1="13.536cm" svg:y1="4.964cm" svg:x2="8.908cm" svg:y2="10.777cm" draw:start-shape="id30" draw:start-glue-point="2" draw:end-shape="id35" draw:end-glue-point="0" svg:d="M13536 4964c0 4360-4628 1454-4628 5813" svg:viewBox="0 0 4629 5814">
            <text:p/>
          </draw:connector>
          <draw:connector draw:style-name="gr11" draw:text-style-name="P3" draw:layer="layout" draw:type="curve" svg:x1="9.072cm" svg:y1="7.419cm" svg:x2="8.908cm" svg:y2="10.777cm" draw:start-shape="id33" draw:start-glue-point="2" draw:end-shape="id35" draw:end-glue-point="0" svg:d="M9072 7419c0 2518-164 840-164 3358" svg:viewBox="0 0 165 3359">
            <text:p/>
          </draw:connector>
          <draw:custom-shape draw:style-name="gr2" draw:text-style-name="P2" xml:id="id36" draw:id="id36" draw:layer="layout" svg:width="0.508cm" svg:height="0.508cm" svg:x="19.147cm" svg:y="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8" draw:id="id38" draw:layer="layout" svg:width="0.508cm" svg:height="0.508cm" svg:x="19.909cm" svg:y="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9" draw:id="id39" draw:layer="layout" svg:width="0.508cm" svg:height="0.508cm" svg:x="20.671cm" svg:y="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0" draw:id="id40" draw:layer="layout" svg:width="0.508cm" svg:height="0.508cm" svg:x="21.687cm" svg:y="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1" xml:id="id37" draw:id="id37" draw:layer="layout" svg:width="2.74cm" svg:height="1.294cm" svg:x="19.201cm" svg:y="3.672cm">
            <draw:text-box>
              <text:p><text:span text:style-name="T5">Dorm C</text:span></text:p>
            </draw:text-box>
          </draw:frame>
          <draw:connector draw:style-name="gr13" draw:text-style-name="P3" draw:layer="layout" draw:type="curve" svg:x1="19.401cm" svg:y1="2.208cm" svg:x2="20.571cm" svg:y2="3.672cm" draw:start-shape="id36" draw:start-glue-point="8" draw:end-shape="id37" draw:end-glue-point="0" svg:d="M19401 2208c0 1080 1170 348 1170 1464" svg:viewBox="0 0 1171 1465">
            <text:p/>
          </draw:connector>
          <draw:connector draw:style-name="gr13" draw:text-style-name="P3" draw:layer="layout" draw:type="curve" svg:x1="20.163cm" svg:y1="2.208cm" svg:x2="20.571cm" svg:y2="3.672cm" draw:start-shape="id38" draw:start-glue-point="8" draw:end-shape="id37" draw:end-glue-point="0" svg:d="M20163 2208c0 1080 408 348 408 1464" svg:viewBox="0 0 409 1465">
            <text:p/>
          </draw:connector>
          <draw:connector draw:style-name="gr13" draw:text-style-name="P3" draw:layer="layout" draw:type="curve" svg:x1="20.925cm" svg:y1="2.208cm" svg:x2="20.571cm" svg:y2="3.672cm" draw:start-shape="id39" draw:start-glue-point="8" draw:end-shape="id37" draw:end-glue-point="0" svg:d="M20925 2208c0 1080-354 348-354 1464" svg:viewBox="0 0 355 1465">
            <text:p/>
          </draw:connector>
          <draw:connector draw:style-name="gr13" draw:text-style-name="P3" draw:layer="layout" draw:type="curve" svg:x1="21.941cm" svg:y1="2.208cm" svg:x2="20.571cm" svg:y2="3.672cm" draw:start-shape="id40" draw:start-glue-point="8" draw:end-shape="id37" draw:end-glue-point="0" svg:d="M21941 2208c0 1080-1370 348-1370 1464" svg:viewBox="0 0 1371 1465">
            <text:p/>
          </draw:connector>
          <draw:connector draw:style-name="gr11" draw:text-style-name="P3" draw:layer="layout" draw:type="curve" svg:x1="20.571cm" svg:y1="4.966cm" svg:x2="8.908cm" svg:y2="10.777cm" draw:start-shape="id37" draw:start-glue-point="2" draw:end-shape="id35" draw:end-glue-point="0" svg:d="M20571 4966c0 4359-11663 1454-11663 5811" svg:viewBox="0 0 11664 5812">
            <text:p/>
          </draw:connector>
          <draw:frame draw:style-name="gr14" draw:text-style-name="P12" xml:id="id41" draw:id="id41" draw:layer="layout" svg:width="4.438cm" svg:height="1.014cm" svg:x="22.945cm" svg:y="8.806cm">
            <draw:text-box>
              <text:p><text:span text:style-name="T6">All Academic</text:span></text:p>
            </draw:text-box>
          </draw:frame>
          <draw:custom-shape draw:style-name="gr2" draw:text-style-name="P2" draw:layer="layout" svg:width="0.508cm" svg:height="0.508cm" svg:x="23.573cm" svg:y="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24.335cm" svg:y="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26.621cm" svg:y="1.7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3" draw:layer="layout" svg:width="1.27cm" svg:height="0.962cm" svg:x="25.151cm" svg:y="1.3cm">
            <draw:text-box>
              <text:p>...</text:p>
            </draw:text-box>
          </draw:frame>
          <draw:connector draw:style-name="gr16" draw:text-style-name="P3" draw:layer="layout" draw:type="curve" svg:x1="23.142cm" svg:y1="6.239cm" svg:x2="25.164cm" svg:y2="8.806cm" draw:end-shape="id41" draw:end-glue-point="0" svg:d="M23142 6239c0 1530 2022 247 2022 2567" svg:viewBox="0 0 2023 2568">
            <text:p/>
          </draw:connector>
          <draw:connector draw:style-name="gr16" draw:text-style-name="P3" draw:layer="layout" draw:type="curve" svg:x1="24.416cm" svg:y1="6.13cm" svg:x2="25.164cm" svg:y2="8.806cm" draw:end-shape="id41" draw:end-glue-point="0" svg:d="M24416 6130c0 1612 748 275 748 2676" svg:viewBox="0 0 749 2677">
            <text:p/>
          </draw:connector>
          <draw:connector draw:style-name="gr16" draw:text-style-name="P3" draw:layer="layout" draw:type="curve" svg:x1="27.991cm" svg:y1="6.256cm" svg:x2="25.164cm" svg:y2="8.806cm" draw:end-shape="id41" draw:end-glue-point="0" svg:d="M27991 6256c0 1518-2827 243-2827 2550" svg:viewBox="0 0 2828 2551">
            <text:p/>
          </draw:connector>
          <draw:frame draw:style-name="gr15" draw:text-style-name="P14" draw:layer="layout" svg:width="1.27cm" svg:height="0.962cm" svg:x="25.351cm" svg:y="4.748cm">
            <draw:text-box>
              <text:p><text:span text:style-name="T7">...</text:span></text:p>
            </draw:text-box>
          </draw:frame>
          <draw:frame draw:style-name="gr17" draw:text-style-name="P15" xml:id="id42" draw:id="id42" draw:layer="layout" svg:width="3.81cm" svg:height="1.014cm" svg:x="13.921cm" svg:y="13.444cm">
            <draw:text-box>
              <text:p><text:span text:style-name="T8">All Campus</text:span></text:p>
            </draw:text-box>
          </draw:frame>
          <draw:connector draw:style-name="gr18" draw:text-style-name="P3" draw:layer="layout" draw:type="curve" svg:x1="25.164cm" svg:y1="9.82cm" svg:x2="15.826cm" svg:y2="13.444cm" draw:start-shape="id41" draw:start-glue-point="2" draw:end-shape="id42" draw:end-glue-point="0" svg:d="M25164 9820c0 2718-9338 906-9338 3624" svg:viewBox="0 0 9339 3625">
            <text:p/>
          </draw:connector>
          <draw:connector draw:style-name="gr18" draw:text-style-name="P3" draw:layer="layout" draw:type="curve" svg:x1="8.908cm" svg:y1="12.502cm" svg:x2="15.826cm" svg:y2="13.444cm" draw:start-shape="id35" draw:start-glue-point="2" draw:end-shape="id42" draw:end-glue-point="0" svg:d="M8908 12502c0 790 3616 527 3616 471s3302-319 3302 471" svg:viewBox="0 0 6919 943">
            <text:p/>
          </draw:connector>
          <draw:frame draw:style-name="gr19" draw:text-style-name="P16" xml:id="id44" draw:id="id44" draw:layer="layout" svg:width="2.818cm" svg:height="1.725cm" svg:x="15.675cm" svg:y="3.44cm">
            <draw:text-box>
              <text:p><text:span text:style-name="T9">Dining Hall</text:span></text:p>
            </draw:text-box>
          </draw:frame>
          <draw:custom-shape draw:style-name="gr2" draw:text-style-name="P2" xml:id="id43" draw:id="id43" draw:layer="layout" svg:width="0.508cm" svg:height="0.508cm" svg:x="16.715cm" svg:y="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0" draw:text-style-name="P17" draw:layer="layout" draw:type="curve" svg:x1="16.969cm" svg:y1="2.208cm" svg:x2="17.084cm" svg:y2="3.44cm" draw:start-shape="id43" draw:start-glue-point="8" draw:end-shape="id44" draw:end-glue-point="0" svg:d="M16969 2208c0 906 115 290 115 1232" svg:viewBox="0 0 116 1233">
            <text:p/>
          </draw:connector>
          <draw:connector draw:style-name="gr8" draw:text-style-name="P8" draw:layer="layout" draw:type="curve" draw:line-skew="0cm 0cm -0.126cm" svg:x1="17.084cm" svg:y1="5.165cm" svg:x2="9.072cm" svg:y2="5.694cm" draw:start-shape="id44" draw:start-glue-point="2" draw:end-shape="id33" draw:end-glue-point="0" svg:d="M17084 5165c0 790-3810 528-3810 202 0-325-4202-652-4202 327" svg:viewBox="0 0 8013 654">
            <text:p/>
          </draw:connector>
          <draw:custom-shape draw:style-name="gr21" draw:text-style-name="P18" draw:layer="layout" svg:width="0.762cm" svg:height="1.397cm" svg:x="27.797cm" svg:y="1.25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22" draw:text-style-name="P18" draw:layer="layout" svg:width="0.889cm" svg:height="11.176cm" svg:x="28.305cm" svg:y="3.5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3" draw:text-style-name="P20" draw:layer="layout" svg:width="2.818cm" svg:height="1.09cm" svg:x="28.789cm" svg:y="1.361cm">
            <draw:text-box>
              <text:p text:style-name="P19"><text:span text:style-name="T10">Meters</text:span></text:p>
            </draw:text-box>
          </draw:frame>
          <draw:frame draw:style-name="gr24" draw:text-style-name="P22" draw:layer="layout" svg:width="2.818cm" svg:height="1.09cm" svg:x="29.194cm" svg:y="8.673cm">
            <draw:text-box>
              <text:p text:style-name="P21"><text:span text:style-name="T11">Groups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ven Huss-Lederman</meta:initial-creator>
    <meta:creation-date>2022-02-10T18:12:39.682769094</meta:creation-date>
    <dc:date>2022-02-10T18:22:34.453772976</dc:date>
    <dc:creator>Steven Huss-Lederman</dc:creator>
    <meta:editing-duration>PT9M54S</meta:editing-duration>
    <meta:editing-cycles>1</meta:editing-cycles>
    <meta:document-statistic meta:object-count="112"/>
    <meta:generator>LibreOffice/7.1.8.1$MacOSX_X86_64 LibreOffice_project/e1f30c802c3269a1d052614453f260e49458c82c</meta:generator>
  </office:meta>
</office:document-meta>
</file>